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FJSONUtilsTest_3.findMethod( String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FJSONUtilsTest_3.f( int a ,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FJSONUtilsTest_3.test_for_hs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SFJSONUtilsTest_3.test_for_hsf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SFJSONUtilsTest_3.test_for_hsf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